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roid Sans" officeooo:rsid="000a0720" officeooo:paragraph-rsid="000a0720"/>
    </style:style>
    <style:style style:name="P2" style:family="paragraph" style:parent-style-name="Standard">
      <style:text-properties style:font-name="Droid Sans" officeooo:rsid="000a0720" officeooo:paragraph-rsid="000a0720"/>
    </style:style>
    <style:style style:name="P3" style:family="paragraph" style:parent-style-name="Standard">
      <style:text-properties style:font-name="Droid Sans" style:text-underline-style="solid" style:text-underline-width="auto" style:text-underline-color="font-color" officeooo:rsid="000a0720" officeooo:paragraph-rsid="000a072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á, __ de marzo de 2017</text:p>
      <text:p text:style-name="P2">Comisión directiva</text:p>
      <text:p text:style-name="P2">AGMER Paraná</text:p>
      <text:p text:style-name="P3">SU<text:tab/>/<text:tab/>Despacho:</text:p>
      <text:p text:style-name="P2"/>
      <text:p text:style-name="P2"><text:tab/>En representación del Grupo de Usuarios de GNU/Linux de Paraná (“Linux User Group Paraná”, o “LUG Paraná”), una agrupación <text:span text:style-name="T1">sin fines de lucro </text:span>que organiza desde hace varios años eventos en la ciudad de Paraná que son de interés para la comunidad científica, educativa y cultural, además de público en general, <text:span text:style-name="T1">solicitamos tener a bien se nos ceda el espacio del salón para desarrollar el FESTIVAL LATINOAMERICANO DE INSTALACIÓN DE SOFTWARE LIBRE (FLISoL), que se llevará a cabo el 22 de abril del corriente año</text:span>, siendo una continuidad de las ediciones anteriores de dicho evento, que se realiza anualmente, el cuarto sábado de abril, de forma simultanea en distintas localidades al rededor de Latinoamérica.</text:p>
      <text:p text:style-name="P2"><text:tab/>Es de destacar que FLISoL es un evento cultural donde los organizadores invitamos a la comunidad toda a que se acerque con sus computadoras para que los integrantes de LUG Paraná les instalen Software Libre. Paralelo a esto, tambien se realizan demostraciones y charlas filosóficas y técnicas de interés. Como LUG Paraná es una agrupación sin fines de lucro, <text:span text:style-name="T1">éste evento (FLISoL) es libre y gratuito </text:span>para todos los interesados en participar asistiendo al evento, o colaborar dando charlas relacionadas al software libre.</text:p>
      <text:p text:style-name="P2"><text:tab/>También, invitamos a los miembros de AGMER Paraná a concurrir, puesto que concierne nuestra tarea contemplando los bajos niveles de acatamiento en lo cultural-técnico-educativo en todos los ámbitos de las personas.</text:p>
      <text:p text:style-name="P2"/>
      <text:p text:style-name="P2"><text:tab/>Sin más, esperando una pronta respuesta, saludamos cordialment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9:11:38.186677948</meta:creation-date>
    <dc:date>2017-03-08T19:46:47.715866058</dc:date>
    <meta:editing-duration>PT1M49S</meta:editing-duration>
    <meta:editing-cycles>1</meta:editing-cycles>
    <meta:document-statistic meta:table-count="0" meta:image-count="0" meta:object-count="0" meta:page-count="1" meta:paragraph-count="8" meta:word-count="249" meta:character-count="1579" meta:non-whitespace-character-count="1334"/>
    <meta:generator>LibreOffice/5.2.6.2$Linux_X86_64 LibreOffice_project/20$Build-2</meta:generator>
  </office:meta>
</office:document-meta>
</file>